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FreeMono" svg:font-family="FreeMono" style:font-family-generic="modern" style:font-pitch="fixed"/>
    <style:font-face style:name="Droid Sans Mono" svg:font-family="'Droid Sans Mono'" style:font-family-generic="swiss" style:font-pitch="fixed"/>
    <style:font-face style:name="Andika" svg:font-family="Andika" style:font-pitch="variable"/>
    <style:font-face style:name="Linux Libertine Mono O" svg:font-family="'Linux Libertine Mono O'" style:font-pitch="variable"/>
    <style:font-face style:name="Purisa" svg:font-family="Puris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16b05f" officeooo:paragraph-rsid="0016b05f"/>
    </style:style>
    <style:style style:name="P2" style:family="paragraph" style:parent-style-name="Standard">
      <style:text-properties style:font-name="Purisa" officeooo:rsid="00170af9" officeooo:paragraph-rsid="00170af9"/>
    </style:style>
    <style:style style:name="P3" style:family="paragraph" style:parent-style-name="Standard">
      <style:text-properties style:font-name="Inconsolata" officeooo:rsid="0016b05f" officeooo:paragraph-rsid="00170af9"/>
    </style:style>
    <style:style style:name="P4" style:family="paragraph" style:parent-style-name="Standard">
      <style:text-properties style:font-name="Inconsolata" officeooo:rsid="00170af9" officeooo:paragraph-rsid="00170af9"/>
    </style:style>
    <style:style style:name="P5" style:family="paragraph" style:parent-style-name="Standard">
      <style:text-properties style:font-name="Linux Libertine Mono O" officeooo:rsid="0016b05f" officeooo:paragraph-rsid="00170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risa:</text:p>
      <text:p text:style-name="P1"/>
      <text:p text:style-name="P1">M ",/^_[`jpqy| M</text:p>
      <text:p text:style-name="P1"></text:p>
      <text:p text:style-name="P1">/ <text:s/>!"#$%&amp;'()*+ /</text:p>
      <text:p text:style-name="P1">&lt; ,-./01234567 &lt;</text:p>
      <text:p text:style-name="P1">&gt; 89:;&lt;=&gt;?@ABC &gt;</text:p>
      <text:p text:style-name="P1">@ DEFGHIJKLMNO @</text:p>
      <text:p text:style-name="P1">_ PQRSTUVWXYZ[ _</text:p>
      <text:p text:style-name="P1">{ \]^_`abcdefg {</text:p>
      <text:p text:style-name="P1">} hijklmnopqrs }</text:p>
      <text:p text:style-name="P1">~ tuvwxyz{|}~ <text:s/>~</text:p>
      <text:p text:style-name="P1"></text:p>
      <text:p text:style-name="P1">M ",/^_[`jpqy| M</text:p>
      <text:p text:style-name="P1"/>
      <text:p text:style-name="P2">Inconsolata:</text:p>
      <text:p text:style-name="P2"/>
      <text:p text:style-name="P3">M ",/^_[`jpqy| M</text:p>
      <text:p text:style-name="P3"></text:p>
      <text:p text:style-name="P3">/ <text:s/>!"#$%&amp;'()*+ /</text:p>
      <text:p text:style-name="P3">&lt; ,-./01234567 &lt;</text:p>
      <text:p text:style-name="P3">&gt; 89:;&lt;=&gt;?@ABC &gt;</text:p>
      <text:p text:style-name="P3">@ DEFGHIJKLMNO @</text:p>
      <text:p text:style-name="P3">_ PQRSTUVWXYZ[ _</text:p>
      <text:p text:style-name="P3">{ \]^_`abcdefg {</text:p>
      <text:p text:style-name="P3">} hijklmnopqrs }</text:p>
      <text:p text:style-name="P3">~ tuvwxyz{|}~ <text:s/>~</text:p>
      <text:p text:style-name="P3"></text:p>
      <text:p text:style-name="P3">M ",/^_[`jpqy| M</text:p>
      <text:p text:style-name="P3"/>
      <text:p text:style-name="P4">Linux Libertine Mono:</text:p>
      <text:p text:style-name="P3"/>
      <text:p text:style-name="P5">M ",/^_[`jpqy| M</text:p>
      <text:p text:style-name="P5"></text:p>
      <text:p text:style-name="P5">/ <text:s/>!"#$%&amp;'()*+ /</text:p>
      <text:p text:style-name="P5">&lt; ,-./01234567 &lt;</text:p>
      <text:p text:style-name="P5">&gt; 89:;&lt;=&gt;?@ABC &gt;</text:p>
      <text:p text:style-name="P5">@ DEFGHIJKLMNO @</text:p>
      <text:p text:style-name="P5">_ PQRSTUVWXYZ[ _</text:p>
      <text:p text:style-name="P5">{ \]^_`abcdefg {</text:p>
      <text:p text:style-name="P5">} hijklmnopqrs }</text:p>
      <text:p text:style-name="P5">~ tuvwxyz{|}~ <text:s/>~</text:p>
      <text:p text:style-name="P5"></text:p>
      <text:p text:style-name="P5">M ",/^_[`jpqy| M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FreeMono" svg:font-family="FreeMono" style:font-family-generic="modern" style:font-pitch="fixed"/>
    <style:font-face style:name="Droid Sans Mono" svg:font-family="'Droid Sans Mono'" style:font-family-generic="swiss" style:font-pitch="fixed"/>
    <style:font-face style:name="Andika" svg:font-family="Andika" style:font-pitch="variable"/>
    <style:font-face style:name="Linux Libertine Mono O" svg:font-family="'Linux Libertine Mono O'" style:font-pitch="variable"/>
    <style:font-face style:name="Purisa" svg:font-family="Purisa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</meta:initial-creator>
    <meta:creation-date>2020-04-16T19:24:09.535001782</meta:creation-date>
    <dc:date>2020-04-16T19:28:17.734393501</dc:date>
    <dc:creator>name </dc:creator>
    <meta:editing-duration>PT1M49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39" meta:word-count="95" meta:character-count="556" meta:non-whitespace-character-count="452"/>
  </office:meta>
</office:document-meta>
</file>